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Vorhanden</text:p>
          </table:table-cell>
          <table:table-cell office:value-type="string">
            <text:p>Erledig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R4-LARGE_PADS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3</text:p>
          </table:table-cell>
          <table:table-cell office:value-type="string">
            <text:p>Wanne_5x2_HM</text:p>
          </table:table-cell>
          <table:table-cell office:value-type="float" office:value="1">
            <text:p>1</text:p>
          </table:table-cell>
          <table:table-cell office:value-type="string">
            <text:p>JTAG_CON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1</text:p>
          </table:table-cell>
          <table:table-cell office:value-type="string">
            <text:p>Wanne_10x2_HM</text:p>
          </table:table-cell>
          <table:table-cell office:value-type="float" office:value="1">
            <text:p>1</text:p>
          </table:table-cell>
          <table:table-cell office:value-type="string">
            <text:p>LCD_CON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Q1</text:p>
          </table:table-cell>
          <table:table-cell office:value-type="string">
            <text:p>TO92-123</text:p>
          </table:table-cell>
          <table:table-cell office:value-type="float" office:value="1">
            <text:p>1</text:p>
          </table:table-cell>
          <table:table-cell office:value-type="string">
            <text:p>BC33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1</text:p>
          </table:table-cell>
          <table:table-cell office:value-type="string">
            <text:p>SW_PUSH_SMALL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2</text:p>
          </table:table-cell>
          <table:table-cell office:value-type="string">
            <text:p>R4-LARGE_PADS</text:p>
          </table:table-cell>
          <table:table-cell office:value-type="float" office:value="1">
            <text:p>1</text:p>
          </table:table-cell>
          <table:table-cell office:value-type="string">
            <text:p>4k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V1</text:p>
          </table:table-cell>
          <table:table-cell office:value-type="string">
            <text:p>PT15_HM_PIHER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4,P5,P6,P7</text:p>
          </table:table-cell>
          <table:table-cell office:value-type="string">
            <text:p>pin_strip_5</text:p>
          </table:table-cell>
          <table:table-cell office:value-type="float" office:value="4">
            <text:p>4</text:p>
          </table:table-cell>
          <table:table-cell office:value-type="string">
            <text:p>CONN_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X1</text:p>
          </table:table-cell>
          <table:table-cell office:value-type="string">
            <text:p>HC-49V</text:p>
          </table:table-cell>
          <table:table-cell office:value-type="float" office:value="1">
            <text:p>1</text:p>
          </table:table-cell>
          <table:table-cell office:value-type="string">
            <text:p>20MHz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1</text:p>
          </table:table-cell>
          <table:table-cell office:value-type="string">
            <text:p>DIP-40__600_ELL</text:p>
          </table:table-cell>
          <table:table-cell office:value-type="float" office:value="1">
            <text:p>1</text:p>
          </table:table-cell>
          <table:table-cell office:value-type="string">
            <text:p>ATM644P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4</text:p>
          </table:table-cell>
          <table:table-cell office:value-type="string">
            <text:p>CP_5x11mm</text:p>
          </table:table-cell>
          <table:table-cell office:value-type="float" office:value="1">
            <text:p>1</text:p>
          </table:table-cell>
          <table:table-cell office:value-type="string">
            <text:p>100µ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5</text:p>
          </table:table-cell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470n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2,C3</text:p>
          </table:table-cell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4:24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1-05-22T14:22:48</meta:print-date>
    <dc:date>2011-05-22T14:24:21</dc:date>
    <meta:document-statistic meta:table-count="1" meta:cell-count="77" meta:object-count="0"/>
    <meta:generator>OpenOffice.org/3.2$Linux OpenOffice.org_project/320m12$Build-9483</meta:generator>
  </office:meta>
</office:document-meta>
</file>